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6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center"/>
      <style:text-properties fo:color="#ffffff" style:text-outline="true" fo:font-family="Tekton" style:font-pitch="variable"/>
    </style:style>
    <style:style style:name="P9" style:family="paragraph">
      <style:paragraph-properties fo:text-align="center"/>
      <style:text-properties fo:color="#ffffff" fo:font-family="Tekton" style:font-pitch="variabl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Tekton" style:font-pitch="variable" fo:font-size="14pt" style:font-size-asian="14pt" style:font-size-complex="14pt"/>
    </style:style>
    <style:style style:name="P12" style:family="paragraph">
      <style:text-properties fo:font-family="Tekton" style:font-pitch="variable" fo:font-size="14pt" style:font-size-asian="14pt" style:font-size-complex="14pt"/>
    </style:style>
    <style:style style:name="P13" style:family="paragraph">
      <style:text-properties fo:font-family="Tekton" style:font-pitch="variabl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0" style:family="paragraph">
      <style:paragraph-properties fo:line-height="100%" fo:text-align="center"/>
      <style:text-properties fo:color="#000000" fo:font-family="Tekton" style:font-pitch="variable" fo:font-size="18pt"/>
    </style:style>
    <style:style style:name="P21" style:family="paragraph">
      <style:paragraph-properties fo:line-height="100%" fo:text-align="center"/>
      <style:text-properties style:use-window-font-color="true" fo:font-family="Tekton" style:font-pitch="variable" fo:font-size="18pt"/>
    </style:style>
    <style:style style:name="P22" style:family="paragraph">
      <style:paragraph-properties fo:line-height="100%" fo:text-align="start"/>
      <style:text-properties fo:color="#000000" fo:font-family="Tekton" style:font-pitch="variable" fo:font-size="18pt"/>
    </style:style>
    <style:style style:name="P23" style:family="paragraph">
      <style:text-properties fo:font-family="'Tekton Pro'" style:font-pitch="variable" fo:font-size="12pt" style:font-size-asian="12pt" style:font-size-complex="12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family="Tekton" style:font-pitch="variable"/>
    </style:style>
    <style:style style:name="T6" style:family="text">
      <style:text-properties fo:font-family="Tekton" style:font-pitch="variable" fo:font-size="14pt" style:font-size-asian="14pt" style:font-size-complex="14pt"/>
    </style:style>
    <style:style style:name="T7" style:family="text">
      <style:text-properties fo:font-family="Tekton" style:font-pitch="variable"/>
    </style:style>
    <style:style style:name="T8" style:family="text">
      <style:text-properties fo:color="#000000" fo:font-family="'Tekton Pro'" style:font-pitch="variable" fo:font-size="12pt" style:font-size-asian="12pt" style:font-size-complex="12pt"/>
    </style:style>
    <style:style style:name="T9" style:family="text">
      <style:text-properties fo:color="#000000" fo:font-family="'Tekton Pro'" style:font-pitch="variable" fo:font-size="16pt" style:font-size-asian="16pt" style:font-size-complex="16pt"/>
    </style:style>
    <style:style style:name="T10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Tekton Pro'" style:font-pitch="variable" fo:font-size="14pt" style:font-size-asian="14pt" style:font-size-complex="14pt"/>
    </style:style>
    <style:style style:name="T12" style:family="text">
      <style:text-properties fo:color="#000000" fo:font-family="Tekton" style:font-pitch="variable" fo:font-size="12pt" style:font-size-asian="12pt" style:font-size-complex="12pt"/>
    </style:style>
    <style:style style:name="T13" style:family="text">
      <style:text-properties fo:color="#000000" fo:font-family="Tekton" style:font-pitch="variable" fo:font-size="14pt" style:font-size-asian="14pt" style:font-size-complex="14pt"/>
    </style:style>
    <style:style style:name="T14" style:family="text">
      <style:text-properties style:use-window-font-color="true" fo:font-family="Tekton" style:font-pitch="variable" fo:font-size="12pt" style:font-size-asian="12pt" style:font-size-complex="12pt"/>
    </style:style>
    <style:style style:name="T15" style:family="text">
      <style:text-properties style:use-window-font-color="true" fo:font-family="Tekton" style:font-pitch="variable" fo:font-size="14pt" style:font-size-asian="14pt" style:font-size-complex="14pt"/>
    </style:style>
    <style:style style:name="T16" style:family="text">
      <style:text-properties fo:font-family="'Tekton Pro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5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9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5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11" draw:layer="layout" svg:width="2.53cm" svg:height="0.873cm" svg:x="16.7cm" svg:y="3.197cm">
          <draw:text-box>
            <text:p text:style-name="P10"><text:span text:style-name="T6">command</text:span></text:p>
          </draw:text-box>
        </draw:frame>
        <draw:frame draw:style-name="gr19" draw:text-style-name="P12" draw:layer="layout" svg:width="1.484cm" svg:height="0.873cm" svg:x="19.8cm" svg:y="3.197cm">
          <draw:text-box>
            <text:p><text:span text:style-name="T6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3" draw:layer="layout" svg:width="4.265cm" svg:height="1.051cm" svg:x="16.859cm" svg:y="9.7cm">
              <draw:text-box>
                <text:p><text:span text:style-name="T7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8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794cm" svg:y1="18.536cm" svg:x2="23.998cm" svg:y2="18.5cm" draw:start-shape="id24" draw:start-glue-point="1" draw:end-shape="id25" draw:end-glue-point="6" svg:d="m22794 18536h602v-36h602" svg:viewBox="0 0 1205 3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1" draw:layer="layout" svg:width="2.974cm" svg:height="0.873cm" svg:x="23.6cm" svg:y="19.694cm">
            <draw:text-box>
              <text:p text:style-name="P10"><text:span text:style-name="T6">Event Store</text:span></text:p>
            </draw:text-box>
          </draw:frame>
        </draw:g>
        <draw:custom-shape draw:style-name="gr16" draw:text-style-name="P9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5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cm" svg:y2="18.63cm" draw:start-shape="id23" draw:start-glue-point="6" draw:end-shape="id26" draw:end-glue-point="1" svg:d="m18001 17400v1230h-1701" svg:viewBox="0 0 1702 1231">
          <text:p/>
        </draw:connector>
        <draw:custom-shape draw:style-name="gr2" draw:text-style-name="P8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11" xml:id="id26" draw:id="id26" draw:layer="layout" svg:width="1.874cm" svg:height="0.873cm" svg:x="14.426cm" svg:y="18.194cm">
          <draw:text-box>
            <text:p text:style-name="P10"><text:span text:style-name="T6">events</text:span></text:p>
          </draw:text-box>
        </draw:frame>
        <draw:frame draw:style-name="gr18" draw:text-style-name="P11" draw:layer="layout" svg:width="1.874cm" svg:height="0.873cm" svg:x="11.72cm" svg:y="14.9cm">
          <draw:text-box>
            <text:p text:style-name="P10"><text:span text:style-name="T6">events</text:span></text:p>
          </draw:text-box>
        </draw:frame>
        <draw:connector draw:style-name="gr15" draw:text-style-name="P1" draw:layer="layout" svg:x1="14.426cm" svg:y1="18.63cm" svg:x2="8.601cm" svg:y2="17.099cm" draw:start-shape="id26" draw:start-glue-point="3" draw:end-shape="id27" draw:end-glue-point="7" svg:d="m14426 18630h-5825v-1531" svg:viewBox="0 0 5826 1532">
          <text:p/>
        </draw:connector>
        <draw:frame draw:style-name="gr21" draw:text-style-name="P11" xml:id="id24" draw:id="id24" draw:layer="layout" svg:width="1.874cm" svg:height="0.873cm" svg:x="20.92cm" svg:y="18.1cm">
          <draw:text-box>
            <text:p text:style-name="P10"><text:span text:style-name="T6">events</text:span></text:p>
          </draw:text-box>
        </draw:frame>
        <draw:connector draw:style-name="gr29" draw:text-style-name="P1" draw:layer="layout" svg:x1="20.6cm" svg:y1="17.4cm" svg:x2="20.92cm" svg:y2="18.536cm" draw:start-shape="id23" draw:start-glue-point="7" draw:end-shape="id24" draw:end-glue-point="3" svg:d="m20600 17400v1136h320" svg:viewBox="0 0 321 113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11" draw:layer="layout" svg:width="1.874cm" svg:height="0.873cm" svg:x="4.233cm" svg:y="14.994cm">
          <draw:text-box>
            <text:p text:style-name="P10"><text:span text:style-name="T6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1" draw:layer="layout" svg:width="2.509cm" svg:height="0.873cm" svg:x="0.873cm" svg:y="9.359cm">
          <draw:text-box>
            <text:p text:style-name="P1"><text:span text:style-name="T6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11" draw:layer="layout" svg:width="1.133cm" svg:height="0.873cm" svg:x="3.463cm" svg:y="7cm">
          <draw:text-box>
            <text:p text:style-name="P10"><text:span text:style-name="T6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8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11" draw:layer="layout" svg:width="1.133cm" svg:height="0.873cm" svg:x="3.463cm" svg:y="11.294cm">
          <draw:text-box>
            <text:p text:style-name="P10"><text:span text:style-name="T6">sql</text:span></text:p>
          </draw:text-box>
        </draw:frame>
        <draw:frame draw:style-name="gr18" draw:text-style-name="P11" draw:layer="layout" svg:width="1.637cm" svg:height="0.873cm" svg:x="3.2cm" svg:y="3.197cm">
          <draw:text-box>
            <text:p text:style-name="P10"><text:span text:style-name="T6">query</text:span></text:p>
          </draw:text-box>
        </draw:frame>
        <draw:frame draw:style-name="gr18" draw:text-style-name="P11" draw:layer="layout" svg:width="1.615cm" svg:height="0.873cm" svg:x="5.858cm" svg:y="3.197cm">
          <draw:text-box>
            <text:p text:style-name="P10"><text:span text:style-name="T6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11" draw:layer="layout" svg:width="1.586cm" svg:height="0.873cm" svg:x="6cm" svg:y="11.2cm">
          <draw:text-box>
            <text:p text:style-name="P10"><text:span text:style-name="T6">email</text:span></text:p>
          </draw:text-box>
        </draw:frame>
        <draw:frame draw:style-name="gr21" draw:text-style-name="P11" draw:layer="layout" svg:width="2.758cm" svg:height="0.873cm" svg:x="7.5cm" svg:y="9.294cm">
          <draw:text-box>
            <text:p text:style-name="P1"><text:span text:style-name="T6">Messaging</text:span></text:p>
          </draw:text-box>
        </draw:frame>
      </draw:page>
      <draw:page draw:name="page3" draw:style-name="dp1" draw:master-page-name="Default">
        <draw:custom-shape draw:style-name="gr32" draw:text-style-name="P15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4"><text:span text:style-name="T8">&lt;&lt;value object&gt;&gt;</text:span></text:p>
          <text:p text:style-name="P14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64cm" svg:y1="6cm" svg:x2="9.732cm" svg:y2="3.2cm" draw:start-shape="id33" draw:start-glue-point="0" draw:end-shape="id34" draw:end-glue-point="6" svg:d="m7964 6000 1768-2800" svg:viewBox="0 0 1769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87cm" svg:y1="6.013cm" svg:x2="10.83cm" svg:y2="3.2cm" draw:start-shape="id36" draw:start-glue-point="0" draw:end-shape="id34" draw:end-glue-point="7" svg:d="m12587 6013-1757-2813" svg:viewBox="0 0 1758 2814">
          <text:p/>
        </draw:connector>
        <draw:connector draw:style-name="gr33" draw:text-style-name="P1" draw:layer="layout" draw:type="line" svg:x1="17.179cm" svg:y1="6.013cm" svg:x2="12.03cm" svg:y2="3.2cm" draw:start-shape="id37" draw:start-glue-point="0" draw:end-shape="id34" draw:end-glue-point="5" svg:d="m17179 6013-5149-2813" svg:viewBox="0 0 5150 2814">
          <text:p/>
        </draw:connector>
        <draw:g>
          <draw:custom-shape draw:style-name="gr32" draw:text-style-name="P15" draw:layer="layout" svg:width="4.4cm" svg:height="1.3cm" svg:x="1.1cm" svg:y="1.1cm">
            <text:p text:style-name="P14"><text:span text:style-name="T8">&lt;&lt;aggregate root&gt;&gt;</text:span></text:p>
            <text:p text:style-name="P14"><text:span text:style-name="T9">Stud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4.4cm" svg:height="1.6cm" svg:x="1.1cm" svg:y="2.4cm">
            <text:p text:style-name="P16"><text:span text:style-name="T10">name</text:span></text:p>
            <text:p text:style-name="P16"><text:span text:style-name="T10">description</text:span></text:p>
            <text:p text:style-name="P16"><text:span text:style-name="T10">enabl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15" xml:id="id33" draw:id="id33" draw:layer="layout" svg:width="4.4cm" svg:height="1.3cm" svg:x="5.764cm" svg:y="6cm">
            <text:p text:style-name="P14"><text:span text:style-name="T8">&lt;&lt;entity&gt;&gt;</text:span></text:p>
            <text:p text:style-name="P14"><text:span text:style-name="T11">CollectionEvent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9" draw:layer="layout" svg:width="4.4cm" svg:height="1.5cm" svg:x="5.764cm" svg:y="7.3cm">
            <text:p text:style-name="P18"><text:span text:style-name="T8">name</text:span></text:p>
            <text:p text:style-name="P18"><text:span text:style-name="T8">description</text:span></text:p>
            <text:p text:style-name="P18"><text:span text:style-name="T8">recur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15" xml:id="id35" draw:id="id35" draw:layer="layout" svg:width="4.4cm" svg:height="1.3cm" svg:x="1.142cm" svg:y="6.013cm"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3.212cm" svg:x="1.142cm" svg:y="7.288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unit</text:span></text:p>
          <text:p text:style-name="P18"><text:span text:style-name="T8">anatomicalSourceId</text:span></text:p>
          <text:p text:style-name="P18"><text:span text:style-name="T8">preservationId</text:span></text:p>
          <text:p text:style-name="P18"><text:span text:style-name="T8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2" draw:text-style-name="P15" xml:id="id36" draw:id="id36" draw:layer="layout" svg:width="4.4cm" svg:height="1.3cm" svg:x="10.387cm" svg:y="6.013cm">
            <text:p text:style-name="P14"><text:span text:style-name="T8">&lt;&lt;entity&gt;&gt;</text:span></text:p>
            <text:p text:style-name="P14"><text:span text:style-name="T11">Processing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9" draw:layer="layout" svg:width="4.4cm" svg:height="1.5cm" svg:x="10.387cm" svg:y="7.288cm">
            <text:p text:style-name="P18"><text:span text:style-name="T8">name</text:span></text:p>
            <text:p text:style-name="P18"><text:span text:style-name="T8">description</text:span></text:p>
            <text:p text:style-name="P18"><text:span text:style-name="T8">enable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15" xml:id="id37" draw:id="id37" draw:layer="layout" svg:width="4.4cm" svg:height="1.3cm" svg:x="14.979cm" svg:y="6.013cm">
            <text:p text:style-name="P14"><text:span text:style-name="T8">&lt;&lt;value object&gt;&gt;</text:span></text:p>
            <text:p text:style-name="P14"><text:span text:style-name="T11">StudyCommen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9" draw:layer="layout" svg:width="4.4cm" svg:height="1.5cm" svg:x="14.979cm" svg:y="7.288cm">
            <text:p text:style-name="P18"><text:span text:style-name="T8">message</text:span></text:p>
            <text:p text:style-name="P18"><text:span text:style-name="T8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32" draw:text-style-name="P15" xml:id="id38" draw:id="id38" draw:layer="layout" svg:width="4.9cm" svg:height="1.3cm" svg:x="6.25cm" svg:y="1.1cm">
          <draw:glue-point draw:id="4" svg:x="-2.142cm" svg:y="5cm"/>
          <draw:glue-point draw:id="5" svg:x="2.959cm" svg:y="5cm"/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1.1cm" svg:y="3.85cm">
          <text:p text:style-name="P14"><text:span text:style-name="T8">&lt;&lt;value object&gt;&gt;</text:span></text:p>
          <text:p text:style-name="P14"><text:span text:style-name="T11">AnatomicalSourc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6.251cm" svg:y="3.85cm">
          <text:p text:style-name="P14"><text:span text:style-name="T8">&lt;&lt;value object&gt;&gt;</text:span></text:p>
          <text:p text:style-name="P14"><text:span text:style-name="T11">Preservatio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11.4cm" svg:y="3.85cm">
          <text:p text:style-name="P14"><text:span text:style-name="T8">&lt;&lt;value object&gt;&gt;</text:span></text:p>
          <text:p text:style-name="P14"><text:span text:style-name="T11">SpecimenTypeId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7.651cm" svg:y1="2.4cm" svg:x2="3.55cm" svg:y2="3.85cm" draw:start-shape="id38" draw:start-glue-point="4" svg:d="m7651 2400-4101 1450" svg:viewBox="0 0 4102 1451">
          <text:p/>
        </draw:connector>
        <draw:connector draw:style-name="gr35" draw:text-style-name="P1" draw:layer="layout" draw:type="line" svg:x1="8.7cm" svg:y1="2.4cm" svg:x2="8.701cm" svg:y2="3.85cm" draw:start-shape="id38" draw:start-glue-point="2" svg:d="m8700 2400 1 1450" svg:viewBox="0 0 2 1451">
          <text:p/>
        </draw:connector>
        <draw:connector draw:style-name="gr35" draw:text-style-name="P1" draw:layer="layout" draw:type="line" svg:x1="10.149cm" svg:y1="2.4cm" svg:x2="13.85cm" svg:y2="3.85cm" draw:start-shape="id38" draw:start-glue-point="5" svg:d="m10149 2400 3701 1450" svg:viewBox="0 0 3702 1451">
          <text:p/>
        </draw:connector>
      </draw:page>
      <draw:page draw:name="page5" draw:style-name="dp1" draw:master-page-name="Default">
        <draw:custom-shape draw:style-name="gr32" draw:text-style-name="P15" xml:id="id39" draw:id="id39" draw:layer="layout" svg:width="4.4cm" svg:height="1.3cm" svg:x="1.35cm" svg:y="1.1cm">
          <text:p text:style-name="P14"><text:span text:style-name="T8">&lt;&lt;entity&gt;&gt;</text:span></text:p>
          <text:p text:style-name="P14"><text:span text:style-name="T11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1" draw:id="id41" draw:layer="layout" svg:width="4.9cm" svg:height="1.3cm" svg:x="7.2cm" svg:y="1.1cm"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0" draw:id="id40" draw:layer="layout" svg:width="4.9cm" svg:height="1.3cm" svg:x="1.1cm" svg:y="3.7cm">
          <text:p text:style-name="P14"><text:span text:style-name="T8">&lt;&lt;value object&gt;&gt;</text:span></text:p>
          <text:p text:style-name="P14"><text:span text:style-name="T11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42" draw:id="id42" draw:layer="layout" svg:width="4.9cm" svg:height="1.3cm" svg:x="7.2cm" svg:y="3.7cm">
          <text:p text:style-name="P14"><text:span text:style-name="T8">&lt;&lt;value object&gt;&gt;</text:span></text:p>
          <text:p text:style-name="P14"><text:span text:style-name="T11">SpecimenGroupId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3.55cm" svg:y1="2.4cm" svg:x2="3.55cm" svg:y2="3.7cm" draw:start-shape="id39" draw:start-glue-point="2" draw:end-shape="id40" draw:end-glue-point="0" svg:d="m3550 2400v1300" svg:viewBox="0 0 1 1301">
          <text:p/>
        </draw:connector>
        <draw:connector draw:style-name="gr35" draw:text-style-name="P1" draw:layer="layout" draw:type="line" svg:x1="9.65cm" svg:y1="2.4cm" svg:x2="9.65cm" svg:y2="3.7cm" draw:start-shape="id41" draw:start-glue-point="2" draw:end-shape="id42" draw:end-glue-point="0" svg:d="m9650 2400v1300" svg:viewBox="0 0 1 1301">
          <text:p/>
        </draw:connector>
        <draw:connector draw:style-name="gr35" draw:text-style-name="P1" draw:layer="layout" draw:type="line" svg:x1="4.701cm" svg:y1="6.8cm" svg:x2="3.55cm" svg:y2="5cm" draw:start-shape="id43" draw:start-glue-point="4" draw:end-shape="id40" draw:end-glue-point="2" svg:d="m4701 6800-1151-1800" svg:viewBox="0 0 1152 1801">
          <text:p/>
        </draw:connector>
        <draw:connector draw:style-name="gr35" draw:text-style-name="P1" draw:layer="layout" draw:type="line" svg:x1="8.699cm" svg:y1="6.8cm" svg:x2="9.65cm" svg:y2="5cm" draw:start-shape="id43" draw:start-glue-point="5" draw:end-shape="id42" draw:end-glue-point="2" svg:d="m8699 6800 951-1800" svg:viewBox="0 0 952 1801">
          <text:p/>
        </draw:connector>
        <draw:custom-shape draw:style-name="gr32" draw:text-style-name="P15" xml:id="id43" draw:id="id43" draw:layer="layout" svg:width="7.9cm" svg:height="1.3cm" svg:x="2.65cm" svg:y="6.8cm">
          <draw:glue-point draw:id="4" svg:x="-2.405cm" svg:y="-5cm"/>
          <draw:glue-point draw:id="5" svg:x="2.658cm" svg:y="-5cm"/>
          <text:p text:style-name="P14"><text:span text:style-name="T8">&lt;&lt;value object&gt;&gt;</text:span></text:p>
          <text:p text:style-name="P14"><text:span text:style-name="T11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7.9cm" svg:height="1.3cm" svg:x="2.65cm" svg:y="8.1cm">
          <text:p text:style-name="P18"><text:span text:style-name="T8">count</text:span></text:p>
          <text:p text:style-name="P18"><text:span text:style-name="T8">amoun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20" xml:id="id44" draw:id="id44" draw:layer="layout" svg:width="4.4cm" svg:height="1.3cm" svg:x="1.1cm" svg:y="1.1cm">
          <text:p text:style-name="P14"><text:span text:style-name="T12">&lt;&lt;entity&gt;&gt;</text:span></text:p>
          <text:p text:style-name="P14"><text:span text:style-name="T13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1" xml:id="id46" draw:id="id46" draw:layer="layout" svg:width="4.4cm" svg:height="1.3cm" svg:x="6.2cm" svg:y="1.1cm">
          <text:p text:style-name="P14"><text:span text:style-name="T14">&lt;&lt;entity&gt;&gt;</text:span></text:p>
          <text:p text:style-name="P14"><text:span text:style-name="T15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45" draw:id="id45" draw:layer="layout" svg:width="4.4cm" svg:height="1.3cm" svg:x="1.1cm" svg:y="3.7cm">
          <text:p text:style-name="P14"><text:span text:style-name="T12">&lt;&lt;value object&gt;&gt;</text:span></text:p>
          <text:p text:style-name="P14"><text:span text:style-name="T13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47" draw:id="id47" draw:layer="layout" svg:width="4.4cm" svg:height="1.3cm" svg:x="6.2cm" svg:y="3.7cm">
          <draw:glue-point draw:id="4" svg:x="-2.272cm" svg:y="5cm"/>
          <draw:glue-point draw:id="5" svg:x="2.272cm" svg:y="5cm"/>
          <text:p text:style-name="P14"><text:span text:style-name="T12">&lt;&lt;value object&gt;&gt;</text:span></text:p>
          <text:p text:style-name="P14"><text:span text:style-name="T13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3.3cm" svg:y1="2.4cm" svg:x2="3.3cm" svg:y2="3.7cm" draw:start-shape="id44" draw:start-glue-point="2" draw:end-shape="id45" draw:end-glue-point="0" svg:d="m3300 2400v1300" svg:viewBox="0 0 1 1301">
          <text:p/>
        </draw:connector>
        <draw:connector draw:style-name="gr36" draw:text-style-name="P1" draw:layer="layout" draw:type="line" svg:x1="8.4cm" svg:y1="2.4cm" svg:x2="8.4cm" svg:y2="3.7cm" draw:start-shape="id46" draw:start-glue-point="2" draw:end-shape="id47" draw:end-glue-point="0" svg:d="m8400 2400v1300" svg:viewBox="0 0 1 1301">
          <text:p/>
        </draw:connector>
        <draw:connector draw:style-name="gr36" draw:text-style-name="P1" draw:layer="layout" draw:type="line" svg:x1="4.801cm" svg:y1="6.7cm" svg:x2="3.3cm" svg:y2="5cm" draw:start-shape="id48" draw:start-glue-point="4" draw:end-shape="id45" draw:end-glue-point="2" svg:d="m4801 6700-1501-1700" svg:viewBox="0 0 1502 1701">
          <text:p/>
        </draw:connector>
        <draw:connector draw:style-name="gr36" draw:text-style-name="P1" draw:layer="layout" draw:type="line" svg:x1="5.85cm" svg:y1="6.7cm" svg:x2="7.401cm" svg:y2="5cm" draw:start-shape="id48" draw:start-glue-point="0" draw:end-shape="id47" draw:end-glue-point="4" svg:d="m5850 6700 1551-1700" svg:viewBox="0 0 1552 1701">
          <text:p/>
        </draw:connector>
        <draw:custom-shape draw:style-name="gr32" draw:text-style-name="P20" xml:id="id48" draw:id="id48" draw:layer="layout" svg:width="4.6cm" svg:height="1.3cm" svg:x="3.55cm" svg:y="6.7cm">
          <draw:glue-point draw:id="4" svg:x="-2.282cm" svg:y="-5cm"/>
          <draw:glue-point draw:id="5" svg:x="2.934cm" svg:y="-5cm"/>
          <text:p text:style-name="P14"><text:span text:style-name="T12">&lt;&lt;value object&gt;&gt;</text:span></text:p>
          <text:p text:style-name="P14"><text:span text:style-name="T13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4.6cm" svg:height="3.4cm" svg:x="3.55cm" svg:y="8cm">
          <text:p text:style-name="P18"><text:span text:style-name="T12">expectedInputChange</text:span></text:p>
          <text:p text:style-name="P18"><text:span text:style-name="T12">expectedOutputChange</text:span></text:p>
          <text:p text:style-name="P18"><text:span text:style-name="T12">inputCount</text:span></text:p>
          <text:p text:style-name="P18"><text:span text:style-name="T12">outputCount</text:span></text:p>
          <text:p text:style-name="P18"><text:span text:style-name="T12">inputContainerType</text:span></text:p>
          <text:p text:style-name="P18"><text:span text:style-name="T12">outputContainer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7.199cm" svg:y1="6.7cm" svg:x2="9.399cm" svg:y2="5cm" draw:start-shape="id48" draw:start-glue-point="5" draw:end-shape="id47" draw:end-glue-point="5" svg:d="m7199 6700 2200-1700" svg:viewBox="0 0 2201 1701">
          <text:p/>
        </draw:connector>
        <draw:frame draw:style-name="gr21" draw:text-style-name="P23" draw:layer="layout" svg:width="2.471cm" svg:height="0.763cm" svg:x="5.329cm" svg:y="5.469cm">
          <draw:text-box>
            <text:p><text:span text:style-name="T16">inputGroup</text:span></text:p>
          </draw:text-box>
        </draw:frame>
        <draw:frame draw:style-name="gr21" draw:text-style-name="P23" draw:layer="layout" svg:width="2.784cm" svg:height="0.763cm" svg:x="8.1cm" svg:y="5.469cm">
          <draw:text-box>
            <text:p><text:span text:style-name="T16">outputGro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07T15:56:59</dc:date>
    <dc:creator>Nelson Loyola</dc:creator>
    <meta:editing-duration>PT9H26M28S</meta:editing-duration>
    <meta:editing-cycles>34</meta:editing-cycles>
    <meta:generator>LibreOffice/4.0.2.2$Linux_X86_64 LibreOffice_project/400m0$Build-2</meta:generator>
    <meta:document-statistic meta:object-count="139"/>
  </office:meta>
</office:document-meta>
</file>